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683" officeooo:paragraph-rsid="0011e683"/>
    </style:style>
    <style:style style:name="P2" style:family="paragraph" style:parent-style-name="Standard">
      <style:text-properties fo:color="#cccccc" loext:opacity="100%" style:font-name="Droid Sans Mono" fo:font-size="10.5pt" fo:font-weight="normal" officeooo:rsid="0011e683" officeooo:paragraph-rsid="00154bce" fo:background-color="#1f1f1f"/>
    </style:style>
    <style:style style:name="P3" style:family="paragraph" style:parent-style-name="Standard">
      <style:text-properties officeooo:rsid="00154bce" officeooo:paragraph-rsid="00154bce"/>
    </style:style>
    <style:style style:name="P4" style:family="paragraph" style:parent-style-name="Standard">
      <style:text-properties officeooo:rsid="0015e274" officeooo:paragraph-rsid="0015e274"/>
    </style:style>
    <style:style style:name="P5" style:family="paragraph" style:parent-style-name="Standard">
      <style:text-properties officeooo:rsid="001293ff" officeooo:paragraph-rsid="001293ff"/>
    </style:style>
    <style:style style:name="P6" style:family="paragraph" style:parent-style-name="Standard">
      <style:text-properties fo:color="#cccccc" loext:opacity="100%" style:font-name="Droid Sans Mono" fo:font-size="10.5pt" fo:font-weight="normal" officeooo:rsid="0011e683" officeooo:paragraph-rsid="0011e683" fo:background-color="#1f1f1f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text-properties officeooo:paragraph-rsid="0011e683"/>
    </style:style>
    <style:style style:name="T1" style:family="text">
      <style:text-properties officeooo:rsid="00154bce"/>
    </style:style>
    <style:style style:name="T2" style:family="text">
      <style:text-properties officeooo:rsid="0011e683"/>
    </style:style>
    <style:style style:name="T3" style:family="text">
      <style:text-properties fo:color="#cccccc" loext:opacity="100%" style:font-name="Droid Sans Mono" fo:font-size="10.5pt" fo:font-weight="normal" officeooo:rsid="0011e683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 </text:span>Josiah Snyder</text:p>
      <text:p text:style-name="P1"/>
      <text:p text:style-name="P1"><text:span text:style-name="T1">## </text:span>About Me</text:p>
      <text:p text:style-name="P1"/>
      <text:p text:style-name="P2">I am currently <text:span text:style-name="T1">live in Roanoke, TX and am</text:span> perusing a Bachelors of Science at the University of North Texas. <text:span text:style-name="T1">I have lived in Texas most of my life and it has become like home.</text:span> <text:span text:style-name="T1">I like reading books, here are some of them: Dune, 1984, The Grapes of Wrath, and A Game of Thrones. &lt;MAYBE SPICE IT UP WITH SOME GRAPHICS&gt; Here are some of the bands I currently like listening to: __________________ &lt;Maybe embed a playlist from YouTube?&gt;. </text:span></text:p>
      <text:p text:style-name="P1"/>
      <text:p text:style-name="P3">## Skills</text:p>
      <text:p text:style-name="P3"/>
      <text:p text:style-name="P4">&lt;MAYBE SHOW ICONS OR SPICE UP THE LIST SOMEHOW?&gt;</text:p>
      <text:p text:style-name="P4">Linux</text:p>
      <text:p text:style-name="P4">C++</text:p>
      <text:p text:style-name="P4">Python</text:p>
      <text:p text:style-name="P4">Java</text:p>
      <text:p text:style-name="P4">Caddy</text:p>
      <text:p text:style-name="P4">Git/GitHub</text:p>
      <text:p text:style-name="P4">PyTorch</text:p>
      <text:p text:style-name="P4">matplotlib</text:p>
      <text:p text:style-name="P4"/>
      <text:p text:style-name="P3"/>
      <text:p text:style-name="P3">## Projects</text:p>
      <text:p text:style-name="P3"/>
      <text:p text:style-name="P3">_IMAGE_</text:p>
      <text:p text:style-name="P5">Here I was presenting at UNT’s University Research Day with Vikirum ____LASTNAME____,</text:p>
      <text:p text:style-name="P6"/>
      <text:p text:style-name="P7">I have done many courses including Data Structures and Foundations of <text:span text:style-name="T2">C</text:span>omputing.</text:p>
      <text:p text:style-name="P7">I also participated in the UNT AI Summer Research Program in 2025. There I worked on a system</text:p>
      <text:p text:style-name="P7">that was trained to detect malware on IoT devices. If you would like to see more about the project please check out my GitHub above.</text:p>
      <text:p text:style-name="P6"/>
      <text:p text:style-name="P8"><text:span text:style-name="T3">Besides my education I have worked on some small scale projects for fun such as my Ultra High Compression Ratio </text:span><text:span text:style-name="T4">project that is able to </text:span><text:span text:style-name="T3">turn files into a file that has the # of ones and zeros and a checksum</text:span><text:span text:style-name="T4">. </text:span><text:span text:style-name="T3">It then can regenerate the file by checking all possible combination of those ones and zeros and checking the combination against the checksum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15:09:03.779906690</meta:creation-date>
    <dc:date>2025-10-25T22:31:11.975206956</dc:date>
    <meta:editing-duration>PT15M11S</meta:editing-duration>
    <meta:editing-cycles>3</meta:editing-cycles>
    <meta:generator>LibreOffice/25.2.6.2$Linux_X86_64 LibreOffice_project/520$Build-2</meta:generator>
    <meta:document-statistic meta:table-count="0" meta:image-count="0" meta:object-count="0" meta:page-count="1" meta:paragraph-count="20" meta:word-count="239" meta:character-count="1325" meta:non-whitespace-character-count="1104"/>
  </office:meta>
</office:document-meta>
</file>